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1.04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style:font-name="Cambria" fo:font-size="11pt" style:font-size-asian="11pt" style:font-size-complex="11pt"/>
    </style:style>
    <style:style style:name="T1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number-columns-repeated="16"/>
          <table:table-cell table:style-name="ce1" office:value-type="string" calcext:value-type="string">
            <text:p>?</text:p>
          </table:table-cell>
          <table:table-cell table:number-columns-repeated="1006"/>
        </table:table-row>
        <table:table-row table:style-name="ro1">
          <table:table-cell/>
          <table:table-cell table:style-name="ce1" office:value-type="string" calcext:value-type="string">
            <text:p>L1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2pkt</text:p>
          </table:table-cell>
          <table:table-cell table:style-name="ce1" office:value-type="string" calcext:value-type="string">
            <text:p>7/2pkt</text:p>
          </table:table-cell>
          <table:table-cell table:style-name="ce1" office:value-type="string" calcext:value-type="string">
            <text:p>L2a/1/0,5pkt</text:p>
          </table:table-cell>
          <table:table-cell table:style-name="ce1" office:value-type="string" calcext:value-type="string">
            <text:p>2/0,5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2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8/2pkt</text:p>
          </table:table-cell>
          <table:table-cell table:style-name="ce1" office:value-type="string" calcext:value-type="string">
            <text:p>9/4pkt</text:p>
          </table:table-cell>
          <table:table-cell table:style-name="ce1" office:value-type="string" calcext:value-type="string">
            <text:p>10/4pkt</text:p>
          </table:table-cell>
          <table:table-cell table:style-name="ce1" office:value-type="string" calcext:value-type="string">
            <text:p>L2b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2znowu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L3a/1/3pkt</text:p>
          </table:table-cell>
          <table:table-cell table:style-name="ce1" office:value-type="string" calcext:value-type="string">
            <text:p>2/4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3b/1/1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L4b/1/3pkt</text:p>
          </table:table-cell>
          <table:table-cell table:style-name="ce1" office:value-type="string" calcext:value-type="string">
            <text:p>L5/1/2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L6/1/2pkt</text:p>
          </table:table-cell>
          <table:table-cell table:style-name="ce1" office:value-type="string" calcext:value-type="string">
            <text:p>3/4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4pkt</text:p>
          </table:table-cell>
          <table:table-cell table:style-name="ce1" office:value-type="string" calcext:value-type="string">
            <text:p>L7/1/3pkt</text:p>
          </table:table-cell>
          <table:table-cell table:style-name="ce1" office:value-type="string" calcext:value-type="string">
            <text:p>2/3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8/1/2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3/2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1pkt</text:p>
          </table:table-cell>
          <table:table-cell office:value-type="string" calcext:value-type="string">
            <text:p>L9/1/2pkt</text:p>
          </table:table-cell>
          <table:table-cell office:value-type="string" calcext:value-type="string">
            <text:p>2/2pkt</text:p>
          </table:table-cell>
          <table:table-cell office:value-type="string" calcext:value-type="string">
            <text:p>3/1pkt</text:p>
          </table:table-cell>
          <table:table-cell office:value-type="string" calcext:value-type="string">
            <text:p>L10/1/5pkt</text:p>
          </table:table-cell>
          <table:table-cell office:value-type="string" calcext:value-type="string">
            <text:p>2/4pkt</text:p>
          </table:table-cell>
          <table:table-cell office:value-type="string" calcext:value-type="string">
            <text:p>3/5pkt</text:p>
          </table:table-cell>
          <table:table-cell office:value-type="string" calcext:value-type="string">
            <text:p>4/3pkt</text:p>
          </table:table-cell>
          <table:table-cell office:value-type="string" calcext:value-type="string">
            <text:p>5/3pkt</text:p>
          </table:table-cell>
          <table:table-cell office:value-type="string" calcext:value-type="string">
            <text:p>6/3pkt</text:p>
          </table:table-cell>
          <table:table-cell office:value-type="string" calcext:value-type="string">
            <text:p>7/3pkt</text:p>
          </table:table-cell>
          <table:table-cell office:value-type="string" calcext:value-type="string">
            <text:p>8/6pkt</text:p>
          </table:table-cell>
          <table:table-cell office:value-type="string" calcext:value-type="string">
            <text:p>9/4pkt</text:p>
          </table:table-cell>
          <table:table-cell office:value-type="string" calcext:value-type="string">
            <text:p>L11/0/1pkt</text:p>
          </table:table-cell>
          <table:table-cell office:value-type="string" calcext:value-type="string">
            <text:p>1/6pkt</text:p>
          </table:table-cell>
          <table:table-cell office:value-type="string" calcext:value-type="string">
            <text:p>Projekt/24pkt</text:p>
          </table:table-cell>
          <table:table-cell office:value-type="string" calcext:value-type="string">
            <text:p>Max: 131 pkt + 24 pkt = 155 pkt; zwolnienie z egzaminu od 121 punktów; C=131 zaliczenie ćwiczeń od 66 pkt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Olga P. (stan na 08.06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- 100% na zbiorze testowym to nie overfitt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 poprawy – rysunek z zamienioną kolumną, dwie klasy punktów nie powinny na siebie nachodzić, granica decyzyjna powinna mieć inny kształt</text:p>
          </table:table-cell>
          <table:table-cell table:style-name="ce1" office:value-type="string" calcext:value-type="string">
            <text:p>do poprawy – granica decyzyjna powinna mieć inny kształ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3:.BI3])" office:value-type="float" office:value="33" calcext:value-type="float">
            <text:p>33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Anna-Maria S. (stan na 08.06.2017)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do popraw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Toy Linear Regression powinien korzystać ze wzoru na ML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(czy kod był testowany?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4:.BI4])" office:value-type="float" office:value="39.75" calcext:value-type="float">
            <text:p>39.75</text:p>
          </table:table-cell>
          <table:table-cell table:number-columns-repeated="962"/>
        </table:table-row>
        <table:table-row table:style-name="ro2">
          <table:table-cell table:style-name="ce1" office:value-type="string" calcext:value-type="string">
            <text:p>Michał O. (stan na 08.06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 poprawy - zdarzenie B2 to nie jest po prostu zdarzenie B1 w innej kolejności</text:p>
          </table:table-cell>
          <table:table-cell table:style-name="ce1" office:value-type="string" calcext:value-type="string">
            <text:p>do poprawy - np. zacząć od tego, żeby loglh przyjmował też "domain", a nie tylko "t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macierz kowariancji musi być dodatnio określona, było wcześniej wspomniane, jak ją losować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dodać metodę "predict"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nie ma obrazków? (a nawet jak były, to dodać reshape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 poprawy - bias liczyć do prawdziwego sinusa (funkcja "f"), z rysunku powinno wyjść, że mse = bias^2 + variance + szum</text:p>
          </table:table-cell>
          <table:table-cell table:style-name="ce1" office:value-type="string" calcext:value-type="string">
            <text:p>do poprawy - pytanie jest o bias <text:span text:style-name="T1">estymatora</text:span>, nie model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 poprawy - rysunek?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string" calcext:value-type="string">
            <text:p>przerobić rysunki, zaznaczyć kropki (jak w podanym linku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5:.BI5])" office:value-type="float" office:value="56" calcext:value-type="float">
            <text:p>56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Andrzej G. (stan na 05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poprawy – draw(c), nie draw(0.01)</text:p>
          </table:table-cell>
          <table:table-cell office:value-type="string" calcext:value-type="string">
            <text:p>do poprawy – jest nowsza (inna) wersja zadania; zamiast gaussa użyć rozkładu Bernoulliego; MLE to nie jest dobieranie etykiety C_k, tylko parametrów – jakie parametry ma ten model? Ile ich jest i jaki jest wzór?</text:p>
          </table:table-cell>
          <table:table-cell office:value-type="string" calcext:value-type="string">
            <text:p>do poprawy – należy wielokrotnie losować zestaw danych D, MSE liczyć empirycznie, nie z wzoru</text:p>
          </table:table-cell>
          <table:table-cell office:value-type="string" calcext:value-type="string">
            <text:p>do poprawy – estymatora, nie modelu (hint – bias i variance raczej nie mogą jednocześnie maleć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  <table:table-cell table:formula="of:=SUM([.B6:.BI6])" office:value-type="float" office:value="70" calcext:value-type="float">
            <text:p>7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ichał K. (stan na 07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knowledge ma się update’ować nb_iters razy, nie resetować; po każdym update zrobić rysunek, heatmap powinien robić się coraz bardziej punktowy; odpowiedzieć na pytania w sekcji “sprawdzić, co się stanie”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 poprawy – macierz kowariancji jest symetryczna i dodatnio określona (było wcześniej pokazane, jak ją losować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 poprawy – zsumować, nie konkatenować; histogramy powinny zacząć przypominać rozkład Gaussa (o tym mówi CTG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1. wzór na niezależność; 2. wzory na th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7:.BI7])" office:value-type="float" office:value="73" calcext:value-type="float">
            <text:p>73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Dariusz R. (stan na 07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do poprawy – metoda “predict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czy <text:s/>zestawy danych faktycznie są różne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  <table:table-cell table:formula="of:=SUM([.B8:.BI8])" office:value-type="float" office:value="51" calcext:value-type="float">
            <text:p>51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ateusz J. (stan na 08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9:.BI9])" office:value-type="float" office:value="56.5" calcext:value-type="float">
            <text:p>56.5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Yaroslav V. (stan na 08.06.2017)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12"/>
          <table:table-cell table:formula="of:=SUM([.B10:.BI10])"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Andrii K.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poprawy – y to nie p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zastanowić się, co robi PCA na tych konkretnych dany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11:.BI11])" office:value-type="float" office:value="79" calcext:value-type="float">
            <text:p>79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ichał Si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zły rysunek, brak wytłumaczeni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formula="of:=SUM([.B12:.BI12])" office:value-type="float" office:value="44" calcext:value-type="float">
            <text:p>44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ichał So.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 popraw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</text:p>
          </table:table-cell>
          <table:table-cell office:value-type="string" calcext:value-type="string">
            <text:p>do poprawy - zdarzenie B2 to nie jest po prostu zdarzenie B1 w innej kolejnośc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 popraw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 poprawy – narysować histogramy rozkładów brzegowy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poprawy – reshape, lepsze wytłumaczen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poprawy</text:p>
          </table:table-cell>
          <table:table-cell office:value-type="string" calcext:value-type="string">
            <text:p>do poprawy – raczej oba nie spadają jednocześn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 poprawy rysunki</text:p>
          </table:table-cell>
          <table:table-cell office:value-type="string" calcext:value-type="string">
            <text:p>do poprawy rysunek + wyjaśnienie</text:p>
          </table:table-cell>
          <table:table-cell office:value-type="string" calcext:value-type="string">
            <text:p>do poprawy – rysunek</text:p>
          </table:table-cell>
          <table:table-cell office:value-type="string" calcext:value-type="string">
            <text:p>do poprawy – mają być dwa rysunki: pierwszy dla <text:span text:style-name="T2">10 klas</text:span><text:span text:style-name="T3"> (0-9), drugi dla </text:span><text:span text:style-name="T2">3 klas</text:span><text:span text:style-name="T3"> (6, 8, 9) + wytłumaczenie różnic</text:span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13:.BI13])" office:value-type="float" office:value="50" calcext:value-type="float">
            <text:p>5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arek T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12"/>
          <table:table-cell table:formula="of:=SUM([.B14:.BI14])"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Szymon T. (stan na 07.06.2017)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Tomasz S. (stan na 07.06.2017)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Łukasz S. (stan na 07.06.2017)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96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2:02:42.765231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m0$Build-2</meta:generator>
    <dc:date>2017-06-13T13:26:07.257345422</dc:date>
    <meta:editing-duration>PT2H48M20S</meta:editing-duration>
    <meta:editing-cycles>37</meta:editing-cycles>
    <meta:document-statistic meta:table-count="1" meta:cell-count="848" meta:object-count="0"/>
  </office:meta>
</office:document-meta>
</file>